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icht verraucht</text:p>
          </table:table-cell>
          <table:table-cell office:value-type="string" calcext:value-type="string">
            <text:p>leicht verraucht</text:p>
          </table:table-cell>
          <table:table-cell office:value-type="string" calcext:value-type="string">
            <text:p>verraucht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anmerkung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 reinschieben</text:p>
          </table:table-cell>
        </table:table-row>
        <table:table-row table:style-name="ro1">
          <table:table-cell table:style-name="ce3" office:value-type="float" office:value="4121" calcext:value-type="float">
            <text:p>412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5714" calcext:value-type="float">
            <text:p>571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5881" calcext:value-type="float">
            <text:p>588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084" calcext:value-type="float">
            <text:p>608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166" calcext:value-type="float">
            <text:p>616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520" calcext:value-type="float">
            <text:p>65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6540" calcext:value-type="float">
            <text:p>654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6668" calcext:value-type="float">
            <text:p>666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6706" calcext:value-type="float">
            <text:p>670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6782" calcext:value-type="float">
            <text:p>678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20" calcext:value-type="float">
            <text:p>68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39" calcext:value-type="float">
            <text:p>683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96" calcext:value-type="float">
            <text:p>699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977" calcext:value-type="float">
            <text:p>897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020" calcext:value-type="float">
            <text:p>90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033" calcext:value-type="float">
            <text:p>903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077" calcext:value-type="float">
            <text:p>907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099" calcext:value-type="float">
            <text:p>909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135" calcext:value-type="float">
            <text:p>913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305" calcext:value-type="float">
            <text:p>93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309" calcext:value-type="float">
            <text:p>930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978" calcext:value-type="float">
            <text:p>997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882" calcext:value-type="float">
            <text:p>1588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986" calcext:value-type="float">
            <text:p>1598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01" calcext:value-type="float">
            <text:p>16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039" calcext:value-type="float">
            <text:p>1603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66" calcext:value-type="float">
            <text:p>1606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188" calcext:value-type="float">
            <text:p>161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50" calcext:value-type="float">
            <text:p>1695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967" calcext:value-type="float">
            <text:p>1696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e verschmierung</text:p>
          </table:table-cell>
        </table:table-row>
        <table:table-row table:style-name="ro1">
          <table:table-cell office:value-type="float" office:value="17047" calcext:value-type="float">
            <text:p>1704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125" calcext:value-type="float">
            <text:p>1712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129" calcext:value-type="float">
            <text:p>1712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130" calcext:value-type="float">
            <text:p>1713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138" calcext:value-type="float">
            <text:p>1713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139" calcext:value-type="float">
            <text:p>1713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518" calcext:value-type="float">
            <text:p>1751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526" calcext:value-type="float">
            <text:p>1752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540" calcext:value-type="float">
            <text:p>1754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595" calcext:value-type="float">
            <text:p>1759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856" calcext:value-type="float">
            <text:p>1785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942" calcext:value-type="float">
            <text:p>1794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34" calcext:value-type="float">
            <text:p>1973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219" calcext:value-type="float">
            <text:p>2021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932" calcext:value-type="float">
            <text:p>2093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077" calcext:value-type="float">
            <text:p>2107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128" calcext:value-type="float">
            <text:p>2112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388" calcext:value-type="float">
            <text:p>213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10" calcext:value-type="float">
            <text:p>226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714" calcext:value-type="float">
            <text:p>2271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719" calcext:value-type="float">
            <text:p>2271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738" calcext:value-type="float">
            <text:p>2273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752" calcext:value-type="float">
            <text:p>2275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759" calcext:value-type="float">
            <text:p>2275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771" calcext:value-type="float">
            <text:p>2277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831" calcext:value-type="float">
            <text:p>2283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881" calcext:value-type="float">
            <text:p>2288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020" calcext:value-type="float">
            <text:p>230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031" calcext:value-type="float">
            <text:p>2303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047" calcext:value-type="float">
            <text:p>2304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088" calcext:value-type="float">
            <text:p>2308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125" calcext:value-type="float">
            <text:p>2312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129" calcext:value-type="float">
            <text:p>2312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139" calcext:value-type="float">
            <text:p>2313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184" calcext:value-type="float">
            <text:p>2318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201" calcext:value-type="float">
            <text:p>2320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ndeutlich durch wasser</text:p>
          </table:table-cell>
        </table:table-row>
        <table:table-row table:style-name="ro1">
          <table:table-cell office:value-type="float" office:value="23239" calcext:value-type="float">
            <text:p>2323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516" calcext:value-type="float">
            <text:p>2351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587" calcext:value-type="float">
            <text:p>2358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710" calcext:value-type="float">
            <text:p>237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728" calcext:value-type="float">
            <text:p>2372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823" calcext:value-type="float">
            <text:p>2382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912" calcext:value-type="float">
            <text:p>2391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040" calcext:value-type="float">
            <text:p>2404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132" calcext:value-type="float">
            <text:p>2413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auerhafter nebel</text:p>
          </table:table-cell>
        </table:table-row>
        <table:table-row table:style-name="ro1">
          <table:table-cell office:value-type="float" office:value="24810" calcext:value-type="float">
            <text:p>2481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auerhafter nebel</text:p>
          </table:table-cell>
        </table:table-row>
        <table:table-row table:style-name="ro1">
          <table:table-cell office:value-type="float" office:value="24963" calcext:value-type="float">
            <text:p>2496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006" calcext:value-type="float">
            <text:p>2500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auerhafter nebel</text:p>
          </table:table-cell>
        </table:table-row>
        <table:table-row table:style-name="ro1">
          <table:table-cell office:value-type="float" office:value="25054" calcext:value-type="float">
            <text:p>2505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auerhafter nebel</text:p>
          </table:table-cell>
        </table:table-row>
        <table:table-row table:style-name="ro1">
          <table:table-cell office:value-type="float" office:value="25088" calcext:value-type="float">
            <text:p>250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293" calcext:value-type="float">
            <text:p>2529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406" calcext:value-type="float">
            <text:p>2540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er nebel</text:p>
          </table:table-cell>
        </table:table-row>
        <table:table-row table:style-name="ro1">
          <table:table-cell office:value-type="float" office:value="25594" calcext:value-type="float">
            <text:p>25594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en</text:p>
          </table:table-cell>
        </table:table-row>
        <table:table-row table:style-name="ro1">
          <table:table-cell office:value-type="float" office:value="26318" calcext:value-type="float">
            <text:p>26318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immer noch leicht verschmiert</text:p>
          </table:table-cell>
        </table:table-row>
        <table:table-row table:style-name="ro1">
          <table:table-cell office:value-type="float" office:value="26881" calcext:value-type="float">
            <text:p>2688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7103" calcext:value-type="float">
            <text:p>2710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7256" calcext:value-type="float">
            <text:p>2725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7431" calcext:value-type="float">
            <text:p>2743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utel rausziehen</text:p>
          </table:table-cell>
        </table:table-row>
        <table:table-row table:style-name="ro1">
          <table:table-cell office:value-type="float" office:value="28935" calcext:value-type="float">
            <text:p>2893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0561" calcext:value-type="float">
            <text:p>3056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2834" calcext:value-type="float">
            <text:p>3283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879" calcext:value-type="float">
            <text:p>32879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34238" calcext:value-type="float">
            <text:p>3423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34246" calcext:value-type="float">
            <text:p>3424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 verschmiert + rausziehen am en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27:22.184201233</meta:creation-date>
    <dc:date>2022-11-21T16:45:09.488276272</dc:date>
    <meta:editing-duration>P1DT19H9M48S</meta:editing-duration>
    <meta:editing-cycles>1266</meta:editing-cycles>
    <meta:generator>LibreOffice/7.3.6.2$Linux_X86_64 LibreOffice_project/30$Build-2</meta:generator>
    <meta:document-statistic meta:table-count="1" meta:cell-count="310" meta:object-count="0"/>
  </office:meta>
</office:document-meta>
</file>